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14972e" officeooo:paragraph-rsid="0014972e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1pt" fo:font-weight="normal" officeooo:rsid="0014972e" officeooo:paragraph-rsid="0014972e" style:font-size-asian="11pt" style:font-weight-asian="normal" style:font-size-complex="11pt" style:font-weight-complex="normal"/>
    </style:style>
    <style:style style:name="T1" style:family="text">
      <style:text-properties officeooo:rsid="001497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BMS LAB </text:p>
      <text:p text:style-name="P3">ROLL NO-106122112</text:p>
      <text:p text:style-name="P3">CSE B</text:p>
      <text:p text:style-name="P3"/>
      <text:p text:style-name="P3"/>
      <text:p text:style-name="P3"/>
      <text:p text:style-name="Standard">&lt;?php</text:p>
      <text:p text:style-name="Standard">include 'db.php';</text:p>
      <text:p text:style-name="Standard">$sql = "CREATE TABLE IF NOT EXISTS Employees (</text:p>
      <text:p text:style-name="Standard">id INT PRIMARY KEY AUTO_INCREMENT,</text:p>
      <text:p text:style-name="Standard">name VARCHAR(50) NOT NULL,</text:p>
      <text:p text:style-name="Standard">position VARCHAR(50) NOT NULL,</text:p>
      <text:p text:style-name="Standard">salary DECIMAL(10, 2) NOT NULL,</text:p>
      <text:p text:style-name="Standard">department VARCHAR(50) NOT NULL</text:p>
      <text:p text:style-name="Standard">)";</text:p>
      <text:p text:style-name="Standard">if ($conn-&gt;query($sql) === TRUE) {</text:p>
      <text:p text:style-name="Standard">echo "Table Employees created successfully";</text:p>
      <text:p text:style-name="Standard">} else {</text:p>
      <text:p text:style-name="Standard">echo "Error creating table: " . $conn-&gt;error;</text:p>
      <text:p text:style-name="Standard">}</text:p>
      <text:p text:style-name="Standard">$conn-&gt;close();</text:p>
      <text:p text:style-name="Standard">?&gt;</text:p>
      <text:p text:style-name="Standard">-----------------------------------------------------------------------------------------------------------------</text:p>
      <text:p text:style-name="Standard">&lt;?php</text:p>
      <text:p text:style-name="Standard">$servername = "localhost";</text:p>
      <text:p text:style-name="Standard">$username = "<text:span text:style-name="T1">Shalu</text:span>"; // Replace with your MySQL username</text:p>
      <text:p text:style-name="Standard">$password = "mypassword"; // Replace with your MySQL password</text:p>
      <text:p text:style-name="Standard">$dbname = "employee_db";</text:p>
      <text:p text:style-name="Standard">// Create connection</text:p>
      <text:p text:style-name="Standard">$conn = new mysqli($servername, $username, $password, $dbname);</text:p>
      <text:p text:style-name="Standard">// Check connection</text:p>
      <text:p text:style-name="Standard">if ($conn-&gt;connect_error) {</text:p>
      <text:p text:style-name="Standard">die("Connection failed: " . $conn-&gt;connect_error);</text:p>
      <text:p text:style-name="Standard">}</text:p>
      <text:p text:style-name="Standard">?&gt;</text:p>
      <text:p text:style-name="Standard">-----------------------------------------------------------------------------------------------------------------</text:p>
      <text:p text:style-name="Standard">&lt;?php</text:p>
      <text:p text:style-name="Standard">include 'db.php';</text:p>
      <text:p text:style-name="Standard">if ($_SERVER["REQUEST_METHOD"] == "POST") {</text:p>
      <text:p text:style-name="Standard">$id = $_POST['id'];</text:p>
      <text:p text:style-name="Standard">$sql = "DELETE FROM Employees WHERE id=$id";</text:p>
      <text:p text:style-name="Standard">if ($conn-&gt;query($sql) === TRUE) {</text:p>
      <text:p text:style-name="Standard">echo "Employee deleted successfully";</text:p>
      <text:p text:style-name="Standard">} else {</text:p>
      <text:p text:style-name="Standard">echo "Error deleting employee: " . $conn-&gt;error;</text:p>
      <text:p text:style-name="Standard">}</text:p>
      <text:p text:style-name="Standard">}</text:p>
      <text:p text:style-name="Standard"><text:soft-page-break/>?&gt;</text:p>
      <text:p text:style-name="Standard">-----------------------------------------------------------------------------------------------------------------</text:p>
      <text:p text:style-name="Standard">&lt;form method="post" action=""&gt;</text:p>
      <text:p text:style-name="Standard">ID: &lt;input type="number" name="id" required&gt;&lt;br&gt;</text:p>
      <text:p text:style-name="Standard">&lt;input type="submit" value="Delete Employee"&gt;</text:p>
      <text:p text:style-name="Standard">&lt;/form&gt;</text:p>
      <text:p text:style-name="Standard">&lt;!DOCTYPE html&gt;</text:p>
      <text:p text:style-name="Standard">&lt;html&gt;</text:p>
      <text:p text:style-name="Standard">&lt;head&gt;</text:p>
      <text:p text:style-name="Standard">&lt;title&gt;Employee Management&lt;/title&gt;</text:p>
      <text:p text:style-name="Standard">&lt;/head&gt;</text:p>
      <text:p text:style-name="Standard">&lt;body&gt;</text:p>
      <text:p text:style-name="Standard">&lt;h1&gt;Employee Management System&lt;/h1&gt;</text:p>
      <text:p text:style-name="Standard">&lt;ul&gt;</text:p>
      <text:p text:style-name="Standard">&lt;li&gt;&lt;a href="create.php"&gt;Create Table&lt;/a&gt;&lt;/li&gt;</text:p>
      <text:p text:style-name="Standard">&lt;li&gt;&lt;a href="insert.php"&gt;Insert Employee&lt;/a&gt;&lt;/li&gt;</text:p>
      <text:p text:style-name="Standard">&lt;li&gt;&lt;a href="select.php"&gt;View Employees&lt;/a&gt;&lt;/li&gt;</text:p>
      <text:p text:style-name="Standard">&lt;li&gt;&lt;a href="update.php"&gt;Update Employee&lt;/a&gt;&lt;/li&gt;</text:p>
      <text:p text:style-name="Standard">&lt;li&gt;&lt;a href="delete.php"&gt;Delete Employee&lt;/a&gt;&lt;/li&gt;</text:p>
      <text:p text:style-name="Standard">&lt;/ul&gt;</text:p>
      <text:p text:style-name="Standard">&lt;/body&gt;</text:p>
      <text:p text:style-name="Standard">&lt;/html&gt;</text:p>
      <text:p text:style-name="Standard">-----------------------------------------------------------------------------------------------------------------</text:p>
      <text:p text:style-name="Standard">&lt;?php</text:p>
      <text:p text:style-name="Standard">include 'db.php';</text:p>
      <text:p text:style-name="Standard">if ($_SERVER["REQUEST_METHOD"] == "POST") {</text:p>
      <text:p text:style-name="Standard">$name = $_POST['name'];</text:p>
      <text:p text:style-name="Standard">$position = $_POST['position'];</text:p>
      <text:p text:style-name="Standard">$salary = $_POST['salary'];</text:p>
      <text:p text:style-name="Standard">$department = $_POST['department'];</text:p>
      <text:p text:style-name="Standard">$sql = "INSERT INTO Employees (name, position, salary, department) VALUES ('$name',</text:p>
      <text:p text:style-name="Standard">'$position', $salary, '$department')";</text:p>
      <text:p text:style-name="Standard">if ($conn-&gt;query($sql) === TRUE) {</text:p>
      <text:p text:style-name="Standard">echo "New employee added successfully";</text:p>
      <text:p text:style-name="Standard">} else {</text:p>
      <text:p text:style-name="Standard">echo "Error: " . $sql . "&lt;br&gt;" . $conn-&gt;error;</text:p>
      <text:p text:style-name="Standard">}</text:p>
      <text:p text:style-name="Standard">}</text:p>
      <text:p text:style-name="Standard">?&gt;</text:p>
      <text:p text:style-name="Standard">&lt;form method="post" action=""&gt;</text:p>
      <text:p text:style-name="Standard">Name: &lt;input type="text" name="name" required&gt;&lt;br&gt;</text:p>
      <text:p text:style-name="Standard">Position: &lt;input type="text" name="position" required&gt;&lt;br&gt;</text:p>
      <text:p text:style-name="Standard">Salary: &lt;input type="number" step="0.01" name="salary" required&gt;&lt;br&gt;</text:p>
      <text:p text:style-name="Standard">Department: &lt;input type="text" name="department" required&gt;&lt;br&gt;</text:p>
      <text:p text:style-name="Standard">&lt;input type="submit" value="Add Employee"&gt;</text:p>
      <text:p text:style-name="Standard">&lt;/form&gt;</text:p>
      <text:p text:style-name="Standard">-----------------------------------------------------------------------------------------------------------------</text:p>
      <text:p text:style-name="Standard"/>
      <text:p text:style-name="Standard"/>
      <text:p text:style-name="Standard"><text:soft-page-break/>&lt;?php</text:p>
      <text:p text:style-name="Standard">include 'db.php';</text:p>
      <text:p text:style-name="Standard">$sql = "SELECT * FROM Employees";</text:p>
      <text:p text:style-name="Standard">$result = $conn-&gt;query($sql);</text:p>
      <text:p text:style-name="Standard">if ($result-&gt;num_rows &gt; 0) {</text:p>
      <text:p text:style-name="Standard">echo "&lt;table border='1'&gt;</text:p>
      <text:p text:style-name="Standard">&lt;tr&gt;</text:p>
      <text:p text:style-name="Standard">&lt;th&gt;ID&lt;/th&gt;</text:p>
      <text:p text:style-name="Standard">&lt;th&gt;Name&lt;/th&gt;</text:p>
      <text:p text:style-name="Standard">&lt;th&gt;Position&lt;/th&gt;</text:p>
      <text:p text:style-name="Standard">&lt;th&gt;Salary&lt;/th&gt;</text:p>
      <text:p text:style-name="Standard">&lt;th&gt;Department&lt;/th&gt;</text:p>
      <text:p text:style-name="Standard">&lt;/tr&gt;";</text:p>
      <text:p text:style-name="Standard">while ($row = $result-&gt;fetch_assoc()) {</text:p>
      <text:p text:style-name="Standard">echo "&lt;tr&gt;</text:p>
      <text:p text:style-name="Standard">&lt;td&gt;{$row['id']}&lt;/td&gt;</text:p>
      <text:p text:style-name="Standard">&lt;td&gt;{$row['name']}&lt;/td&gt;</text:p>
      <text:p text:style-name="Standard">&lt;td&gt;{$row['position']}&lt;/td&gt;</text:p>
      <text:p text:style-name="Standard">&lt;td&gt;{$row['salary']}&lt;/td&gt;</text:p>
      <text:p text:style-name="Standard">&lt;td&gt;{$row['department']}&lt;/td&gt;</text:p>
      <text:p text:style-name="Standard">&lt;/tr&gt;";</text:p>
      <text:p text:style-name="Standard">}</text:p>
      <text:p text:style-name="Standard">echo "&lt;/table&gt;";</text:p>
      <text:p text:style-name="Standard">} else {</text:p>
      <text:p text:style-name="Standard">echo "0 results";</text:p>
      <text:p text:style-name="Standard">}</text:p>
      <text:p text:style-name="Standard">$conn-&gt;close();</text:p>
      <text:p text:style-name="Standard">?&gt;</text:p>
      <text:p text:style-name="Standard">-----------------------------------------------------------------------------------------------------------------</text:p>
      <text:p text:style-name="Standard">&lt;?php</text:p>
      <text:p text:style-name="Standard">include 'db.php';</text:p>
      <text:p text:style-name="Standard">if ($_SERVER["REQUEST_METHOD"] == "POST") {</text:p>
      <text:p text:style-name="Standard">$id = $_POST['id'];</text:p>
      <text:p text:style-name="Standard">$name = $_POST['name'];</text:p>
      <text:p text:style-name="Standard">$position = $_POST['position'];</text:p>
      <text:p text:style-name="Standard">$salary = $_POST['salary'];</text:p>
      <text:p text:style-name="Standard">$department = $_POST['department'];</text:p>
      <text:p text:style-name="Standard">$sql = "UPDATE Employees SET name='$name', position='$position', salary=$salary,</text:p>
      <text:p text:style-name="Standard">department='$department' WHERE id=$id";</text:p>
      <text:p text:style-name="Standard">if ($conn-&gt;query($sql) === TRUE) {</text:p>
      <text:p text:style-name="Standard">echo "Employee updated successfully";</text:p>
      <text:p text:style-name="Standard">} else {</text:p>
      <text:p text:style-name="Standard">echo "Error updating employee: " . $conn-&gt;error;</text:p>
      <text:p text:style-name="Standard">}</text:p>
      <text:p text:style-name="Standard">}</text:p>
      <text:p text:style-name="Standard">?&gt;</text:p>
      <text:p text:style-name="Standard">-----------------------------------------------------------------------------------------------------------------</text:p>
      <text:p text:style-name="Standard"/>
      <text:p text:style-name="Standard"/>
      <text:p text:style-name="Standard"><text:soft-page-break/>&lt;form method="post" action=""&gt;</text:p>
      <text:p text:style-name="Standard">ID: &lt;input type="number" name="id" required&gt;&lt;br&gt;</text:p>
      <text:p text:style-name="Standard">Name: &lt;input type="text" name="name" required&gt;&lt;br&gt;</text:p>
      <text:p text:style-name="Standard">Position: &lt;input type="text" name="position" required&gt;&lt;br&gt;</text:p>
      <text:p text:style-name="Standard">Salary: &lt;input type="number" step="0.01" name="salary" required&gt;&lt;br&gt;</text:p>
      <text:p text:style-name="Standard">Department: &lt;input type="text" name="department" required&gt;&lt;br&gt;</text:p>
      <text:p text:style-name="Standard">&lt;input type="submit" value="Update Employee"&gt;</text:p>
      <text:p text:style-name="Standard">&lt;/form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6:24:45.465391733</meta:creation-date>
    <dc:date>2024-10-24T16:29:11.432432837</dc:date>
    <meta:editing-duration>PT4M26S</meta:editing-duration>
    <meta:editing-cycles>1</meta:editing-cycles>
    <meta:document-statistic meta:table-count="0" meta:image-count="0" meta:object-count="0" meta:page-count="4" meta:paragraph-count="146" meta:word-count="432" meta:character-count="4341" meta:non-whitespace-character-count="4054"/>
    <meta:generator>LibreOffice/7.3.7.2$Linux_X86_64 LibreOffice_project/30$Build-2</meta:generator>
  </office:meta>
</office:document-meta>
</file>